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lbany">
            <text:p>Albany</text:p>
          </table:table-cell>
          <table:table-cell office:value-type="string" office:value="radiocarbon">
            <text:p>radiocarbon</text:p>
          </table:table-cell>
          <table:table-cell office:value-type="string" office:value="Wk-11757">
            <text:p>Wk-11757</text:p>
          </table:table-cell>
          <table:table-cell office:value-type="float" office:value="-34.973">
            <text:p>-34.973</text:p>
          </table:table-cell>
          <table:table-cell office:value-type="float" office:value="117.369">
            <text:p>117.369</text:p>
          </table:table-cell>
          <table:table-cell office:value-type="float" office:value="849.0">
            <text:p>849.0</text:p>
          </table:table-cell>
          <table:table-cell office:value-type="float" office:value="46.0">
            <text:p>46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Albany">
            <text:p>Albany</text:p>
          </table:table-cell>
          <table:table-cell office:value-type="string" office:value="radiocarbon">
            <text:p>radiocarbon</text:p>
          </table:table-cell>
          <table:table-cell office:value-type="string" office:value="Wk-11757">
            <text:p>Wk-11757</text:p>
          </table:table-cell>
          <table:table-cell office:value-type="float" office:value="-34.973">
            <text:p>-34.973</text:p>
          </table:table-cell>
          <table:table-cell office:value-type="float" office:value="117.369">
            <text:p>117.369</text:p>
          </table:table-cell>
          <table:table-cell office:value-type="float" office:value="3956.0">
            <text:p>3956.0</text:p>
          </table:table-cell>
          <table:table-cell office:value-type="float" office:value="59.0">
            <text:p>59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Albany">
            <text:p>Albany</text:p>
          </table:table-cell>
          <table:table-cell office:value-type="string" office:value="radiocarbon">
            <text:p>radiocarbon</text:p>
          </table:table-cell>
          <table:table-cell office:value-type="string" office:value="Wk-10971_Woody">
            <text:p>Wk-10971_Woody</text:p>
          </table:table-cell>
          <table:table-cell office:value-type="float" office:value="-35.03">
            <text:p>-35.03</text:p>
          </table:table-cell>
          <table:table-cell office:value-type="float" office:value="117.88">
            <text:p>117.88</text:p>
          </table:table-cell>
          <table:table-cell office:value-type="float" office:value="2850.0">
            <text:p>2850.0</text:p>
          </table:table-cell>
          <table:table-cell office:value-type="float" office:value="89.0">
            <text:p>89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Albany">
            <text:p>Albany</text:p>
          </table:table-cell>
          <table:table-cell office:value-type="string" office:value="radiocarbon">
            <text:p>radiocarbon</text:p>
          </table:table-cell>
          <table:table-cell office:value-type="string" office:value="Wk-10408">
            <text:p>Wk-10408</text:p>
          </table:table-cell>
          <table:table-cell office:value-type="float" office:value="-35.094">
            <text:p>-35.094</text:p>
          </table:table-cell>
          <table:table-cell office:value-type="float" office:value="117.957">
            <text:p>117.957</text:p>
          </table:table-cell>
          <table:table-cell office:value-type="float" office:value="1921.0">
            <text:p>1921.0</text:p>
          </table:table-cell>
          <table:table-cell office:value-type="float" office:value="44.0">
            <text:p>44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